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7B1900BC.png" manifest:media-type="image/png"/>
  <manifest:file-entry manifest:full-path="Pictures/100000000000005E0000005E60E90F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F" svg:font-family="" style:font-family-generic="roman"/>
    <style:font-face style:name="Arial3" svg:font-family="Arial" style:font-family-generic="swiss"/>
    <style:font-face style:name="Mangal1" svg:font-family="Mangal" style:font-pitch="variable"/>
    <style:font-face style:name="Microsoft YaHei" svg:font-family="'Microsoft YaHei'" style:font-pitch="variable"/>
    <style:font-face style:name="Arial" svg:font-family="Arial" style:font-family-generic="roman" style:font-pitch="variable"/>
    <style:font-face style:name="Bitstream Charter" svg:font-family="'Bitstream Charter'" style:font-adornments="Italic" style:font-family-generic="roman" style:font-pitch="variable"/>
    <style:font-face style:name="Droid Serif" svg:font-family="'Droid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subtitle">
      <style:graphic-properties draw:fill-color="#ffffff" draw:auto-grow-height="true" fo:min-height="12.056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draw:auto-grow-height="true" fo:min-height="2.6cm"/>
    </style:style>
    <style:style style:name="pr4" style:family="presentation" style:parent-style-name="DNA-subtitle" style:list-style-name="L2">
      <style:graphic-properties draw:fill-color="#ffffff" fo:min-height="9.133cm"/>
    </style:style>
    <style:style style:name="pr5" style:family="presentation" style:parent-style-name="DNA-outline1">
      <style:graphic-properties fo:min-height="8.884cm"/>
    </style:style>
    <style:style style:name="P1" style:family="paragraph">
      <style:text-properties style:font-name="Bitstream Charter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  <style:text-properties style:font-name="Bitstream Charter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style:font-name="Bitstream Charter" fo:font-size="20pt" style:text-underline-style="none" fo:font-weight="bold" style:font-size-asian="20pt" style:font-weight-asian="bold" style:font-size-complex="20pt" style:font-weight-complex="bold"/>
    </style:style>
    <style:style style:name="P4" style:family="paragraph">
      <style:paragraph-properties fo:margin-top="0.356cm" fo:margin-bottom="0cm" fo:text-align="start"/>
      <style:text-properties style:font-name="Bitstream Charter" fo:font-size="18pt"/>
    </style:style>
    <style:style style:name="P5" style:family="paragraph">
      <style:paragraph-properties fo:margin-top="0.356cm" fo:margin-bottom="0cm" fo:text-align="start"/>
      <style:text-properties style:font-name="Bitstream Charter" fo:font-size="18pt" style:font-size-asian="18pt" style:font-size-complex="18pt"/>
    </style:style>
    <style:style style:name="P6" style:family="paragraph">
      <style:paragraph-properties fo:margin-top="0cm" fo:margin-bottom="0.61cm"/>
      <style:text-properties style:font-name="Bitstream Charter" fo:font-size="18pt" style:font-size-asian="18pt" style:font-size-complex="18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.356cm"/>
      <style:text-properties style:font-name="Bitstream Charter" fo:font-size="18pt" style:font-size-asian="18pt" style:font-size-complex="18pt"/>
    </style:style>
    <style:style style:name="P9" style:family="paragraph">
      <style:text-properties style:font-name="Bitstream Charter" fo:font-size="18pt" style:font-size-asian="18pt" style:font-size-complex="18pt"/>
    </style:style>
    <style:style style:name="T1" style:family="text">
      <style:text-properties fo:color="#050505" style:text-outline="false" style:text-line-through-style="none" style:text-line-through-type="none" style:font-name="Bitstream Charter" fo:font-size="40pt" fo:font-style="normal" fo:text-shadow="none" style:text-underline-style="none" fo:font-weight="bold" style:letter-kerning="true" style:font-name-asian="Droid Sans Fallback" style:font-size-asian="40pt" style:font-style-asian="normal" style:font-weight-asian="bold" style:font-name-complex="Lohit Hindi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50505" style:text-outline="false" style:text-line-through-style="none" style:text-line-through-type="none" style:font-name="Bitstream Charter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Bitstream Charter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Bitstream Charter" fo:font-size="18pt" style:font-name-asian="Droid Sans Fallback" style:font-size-asian="18pt" style:font-name-complex="Lohit Hindi" style:font-size-complex="18pt"/>
    </style:style>
    <style:style style:name="T5" style:family="text">
      <style:text-properties style:font-name="Bitstream Charter" fo:font-size="18pt" style:font-size-asian="18pt" style:font-size-complex="18pt"/>
    </style:style>
    <style:style style:name="T6" style:family="text">
      <style:text-properties style:font-name="Bitstream Charter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00000" style:font-name="Bitstream Charter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50505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5050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5050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5050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5050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5050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50505" fo:font-size="45%"/>
      </text:list-level-style-bullet>
    </text:list-style>
    <text:list-style style:name="L9">
      <text:list-level-style-bullet text:level="1" text:bullet-char="➔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50505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50505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50505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50505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50505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50505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050505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493cm" svg:height="12.056cm" svg:x="4.498cm" svg:y="0.599cm" presentation:class="subtitle">
          <draw:text-box>
            <text:p text:style-name="P1"><text:span text:style-name="T1">Bluterkrankheit (Hämophilie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0">
        <office:forms form:automatic-focus="false" form:apply-design-mode="false"/>
        <draw:frame presentation:style-name="pr3" draw:text-style-name="P3" draw:layer="layout" svg:width="22.493cm" svg:height="2.6cm" svg:x="4.498cm" svg:y="0.599cm" presentation:class="title">
          <draw:text-box>
            <text:p text:style-name="P2"><text:span text:style-name="T2">Bluterkrankheit - Definition</text:span></text:p>
          </draw:text-box>
        </draw:frame>
        <draw:frame presentation:style-name="pr4" draw:text-style-name="P5" draw:layer="layout" svg:width="22.493cm" svg:height="9.133cm" svg:x="4.498cm" svg:y="3.79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3">Hämophil</text:span><text:span text:style-name="T4">ie (altgriechisch haima „Blut“ + griechisch philia „Neigung“)</text:span></text:p>
                  </text:list-item>
                  <text:list-item>
                    <text:p text:style-name="P4"><text:span text:style-name="T4">Gestörte Blutgerinnu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3">Das Blut aus Wunden gerinnt nicht bzw. nur langsam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3"><text:s text:c="2"/></text:span><text:span text:style-name="T3">Häufig auch spontane Blutungen, die ohne sichtbare Wunden auftrete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">tritt hauptsächlich bei Männern auf</text:span></text:p>
                  </text:list-item>
                  <text:list-item>
                    <text:p text:style-name="P4"><text:span text:style-name="T3">Betroffene Personen werden umgangssprachlich auch als Bluter bezeichne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">
        <office:forms form:automatic-focus="false" form:apply-design-mode="false"/>
        <draw:frame presentation:style-name="pr3" draw:text-style-name="P2" draw:layer="layout" svg:width="22.493cm" svg:height="2.6cm" svg:x="4.498cm" svg:y="0.599cm" presentation:class="title">
          <draw:text-box>
            <text:p text:style-name="P2"><text:span text:style-name="T2">Bluterkrankheit - Formen</text:span></text:p>
          </draw:text-box>
        </draw:frame>
        <draw:frame presentation:style-name="pr5" draw:text-style-name="P6" draw:layer="layout" svg:width="22.493cm" svg:height="9.133cm" svg:x="4.498cm" svg:y="3.799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6"><text:span text:style-name="T5">Es gibt zwei bekannte Formen der Hämophilie sowie weitere Krankheitsbilder, die gelegentlich unter diesem Begriff subsumiert werden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6">Hämophilie A</text:span><text:span text:style-name="T5"> (X-chromosomal-rezessiv erblicher Gerinnungsdefekt)</text:span></text:p>
                          </text:list-item>
                          <text:list-item>
                            <text:p text:style-name="P6"><text:span text:style-name="T6">Hämophilie B</text:span><text:span text:style-name="T5"> (X-chromosomal-rezessive Vererbung)</text:span></text:p>
                          </text:list-item>
                          <text:list-item>
                            <text:p text:style-name="P6"><text:span text:style-name="T6">Parahämophilie</text:span><text:span text:style-name="T5"> (Hypoproakzelerinämie, Owren-Syndrom)</text:span></text:p>
                          </text:list-item>
                          <text:list-item>
                            <text:p text:style-name="P6"><text:span text:style-name="T6">Angiohämophilie</text:span><text:span text:style-name="T5"> (Willebrand-Jürgens-Syndrom)</text:span></text:p>
                          </text:list-item>
                          <text:list-item>
                            <text:p text:style-name="P6"><text:span text:style-name="T6">Hämophilie C</text:span><text:span text:style-name="T5"> (Rosenthal-Syndrom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">
        <office:forms form:automatic-focus="false" form:apply-design-mode="false"/>
        <draw:frame presentation:style-name="pr3" draw:text-style-name="P2" draw:layer="layout" svg:width="22.493cm" svg:height="2.6cm" svg:x="4.498cm" svg:y="0.599cm" presentation:class="title">
          <draw:text-box>
            <text:p text:style-name="P2"><text:span text:style-name="T2">Bluterkrankheit - Symptome</text:span></text:p>
          </draw:text-box>
        </draw:frame>
        <draw:frame presentation:style-name="pr5" draw:text-style-name="P8" draw:layer="layout" svg:width="22.493cm" svg:height="9.133cm" svg:x="4.498cm" svg:y="3.79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7">Eine durch einen Unfall hervorgerufene oder schwere Blutung kann nur durch Gabe von Gerinnungsfaktoren in Grenzen gehalten werden</text:span></text:p>
                  </text:list-item>
                  <text:list-item>
                    <text:p text:style-name="P8"><text:span text:style-name="T7">Schnitt-, Riss- und Schürfwunden führen bei den häufigsten Unterformen der Hämophilie zunächst nicht zu stärkerem Blutverlust als bei gesunden Menschen, da die Krustenbildung dank der intakten Blutplättchen zunächst funktioniert</text:span></text:p>
                  </text:list-item>
                  <text:list-item>
                    <text:p text:style-name="P8"><text:span text:style-name="T7">Erst die verzögerte Blutgerinnung führt dazu, dass die Verkrustung immer wieder aufbrechen kann und die Blutung je nach Schweregrad der Hämophilie nur sehr langsam oder gar nicht gestillt wir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1">
        <office:forms form:automatic-focus="false" form:apply-design-mode="false"/>
        <draw:frame presentation:style-name="pr3" draw:text-style-name="P2" draw:layer="layout" svg:width="22.493cm" svg:height="2.6cm" svg:x="4.498cm" svg:y="0.599cm" presentation:class="title">
          <draw:text-box>
            <text:p text:style-name="P2"><text:span text:style-name="T2">Bluterkrankheit <text:s/>- Der X-Chromosomale-Rezessive Erbgang</text:span></text:p>
          </draw:text-box>
        </draw:frame>
        <draw:frame presentation:style-name="pr5" draw:text-style-name="P8" draw:layer="layout" svg:width="22.493cm" svg:height="9.133cm" svg:x="4.498cm" svg:y="3.79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7">Die Bluterkrankheit ist eine Erbkrankheit, die rezessiv vererbt wird</text:span></text:p>
                  </text:list-item>
                  <text:list-item>
                    <text:p text:style-name="P8"><text:span text:style-name="T7">Die Erbanlagen dafür liegen auf dem X-Chromosom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7">Verantwortlich für die Bildung eines Blutgerinnungsfaktors</text:span></text:p>
                      </text:list-item>
                      <text:list-item>
                        <text:p text:style-name="P9"><text:span text:style-name="T7">Bei der Bluterkrankheit ist dieses Gen defekt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9"><text:span text:style-name="T7">Wenn auf einem X-Chromosom das Blutgerinnungs-Gen defekt sein, kann das zweite X-Chromosom trotzdem ausreichend den Blutgerinnungsfaktor herstellen </text:span></text:p>
              </text:list-item>
            </text:list>
            <text:list text:style-name="L9">
              <text:list-item>
                <text:list>
                  <text:list-item>
                    <text:p text:style-name="P9"><text:span text:style-name="T7">Bei Frauen tritt diese Krankheit seltener auf, da sie zwei X-Chromosomen besitzen</text:span></text:p>
                  </text:list-item>
                  <text:list-item>
                    <text:p text:style-name="P9"><text:span text:style-name="T7">Da Männer tritt die Krankheit auf jeden Fall in Erscheinung, da kein zweites X-Chromosom vorhanden ist, welches den Defekt ausgleichen könnt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F" svg:font-family="" style:font-family-generic="roman"/>
    <style:font-face style:name="Arial3" svg:font-family="Arial" style:font-family-generic="swiss"/>
    <style:font-face style:name="Mangal1" svg:font-family="Mangal" style:font-pitch="variable"/>
    <style:font-face style:name="Microsoft YaHei" svg:font-family="'Microsoft YaHei'" style:font-pitch="variable"/>
    <style:font-face style:name="Arial" svg:font-family="Arial" style:font-family-generic="roman" style:font-pitch="variable"/>
    <style:font-face style:name="Bitstream Charter" svg:font-family="'Bitstream Charter'" style:font-adornments="Italic" style:font-family-generic="roman" style:font-pitch="variable"/>
    <style:font-face style:name="Droid Serif" svg:font-family="'Droid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draw:fill-image draw:name="Marble" xlink:href="Pictures/100000000000005E0000005E60E90F8C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Mangal1" style:font-family-asian="Mangal" style:font-pitch-asian="variable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NA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NA" style:page-layout-name="PM1" draw:style-name="Mdp1">
      <office:forms form:automatic-focus="false" form:apply-design-mode="false"/>
      <draw:frame draw:style-name="Mgr3" draw:text-style-name="MP3" draw:layer="backgroundobjects" svg:width="28.007cm" svg:height="15.748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493cm" svg:height="2.6cm" svg:x="4.498cm" svg:y="0.599cm" presentation:class="title" presentation:placeholder="true">
        <draw:text-box/>
      </draw:frame>
      <draw:frame presentation:style-name="DNA-outline1" draw:layer="backgroundobjects" svg:width="22.493cm" svg:height="9.133cm" svg:x="4.498cm" svg:y="3.799cm" presentation:class="outline" presentation:placeholder="true">
        <draw:text-box/>
      </draw:frame>
      <draw:frame presentation:style-name="Mpr1" draw:text-style-name="MP1" draw:layer="backgroundobjects" svg:width="6.521cm" svg:height="1.085cm" svg:x="4.398cm" svg:y="14.34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2cm" svg:height="1.085cm" svg:x="11.071cm" svg:y="14.345cm" presentation:class="footer">
        <draw:text-box>
          <text:p text:style-name="MP2"><text:span text:style-name="MT2"><presentation:footer/></text:span></text:p>
        </draw:text-box>
      </draw:frame>
      <draw:frame presentation:style-name="Mpr1" draw:text-style-name="MP2" draw:layer="backgroundobjects" svg:width="6.521cm" svg:height="1.085cm" svg:x="20.068cm" svg:y="14.34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1:11:02.662600161</meta:creation-date>
    <meta:editing-duration>P0D</meta:editing-duration>
    <meta:editing-cycles>1</meta:editing-cycles>
    <meta:generator>LibreOffice/4.2.7.2$Linux_X86_64 LibreOffice_project/420m0$Build-2</meta:generator>
    <dc:title>DNA</dc:title>
    <meta:document-statistic meta:object-count="41"/>
    <meta:template xlink:type="simple" xlink:actuate="onRequest" xlink:title="DNA" xlink:href="../../../../usr/lib/libreoffice/share/template/common/layout/DNA.otp" meta:date="2015-03-23T21:11:02.587252757"/>
  </office:meta>
</office:document-meta>
</file>